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B748D1149901D7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001cm" svg:height="5.001cm" svg:x="5.934cm" svg:y="10.663cm">
          <draw:image xlink:href="Pictures/100002010000032000000320B748D1149901D7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8:41.467811168</dc:date>
    <meta:editing-duration>PT27M33S</meta:editing-duration>
    <meta:editing-cycles>28</meta:editing-cycles>
    <meta:generator>LibreOffice/5.2.7.2$Linux_X86_64 LibreOffice_project/20m0$Build-2</meta:generator>
    <meta:document-statistic meta:object-count="1"/>
  </office:meta>
</office:document-meta>
</file>